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985ab" officeooo:paragraph-rsid="001985ab" style:font-weight-asian="bold" style:font-weight-complex="bold"/>
    </style:style>
    <style:style style:name="P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fo:letter-spacing="normal"/>
    </style:style>
    <style:style style:name="P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</style:style>
    <style:style style:name="P5" style:family="paragraph" style:parent-style-name="Standard">
      <style:text-properties officeooo:rsid="001985ab" officeooo:paragraph-rsid="001985ab"/>
    </style:style>
    <style:style style:name="P6" style:family="paragraph" style:parent-style-name="Standard">
      <style:text-properties fo:font-weight="bold" officeooo:rsid="001985ab" officeooo:paragraph-rsid="001985ab" style:font-weight-asian="bold" style:font-weight-complex="bold"/>
    </style:style>
    <style:style style:name="T1" style:family="text">
      <style:text-properties style:font-name="monospace" fo:font-size="10.5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l lab program1-FINDS ALGORITHM:</text:p>
      <text:p text:style-name="P6">CODE:</text:p>
      <text:p text:style-name="P5"># -*- coding: utf-8 -*-</text:p>
      <text:p text:style-name="P5">"""</text:p>
      <text:p text:style-name="P5">Spyder Editor</text:p>
      <text:p text:style-name="P5"/>
      <text:p text:style-name="P5">This is a temporary script file.</text:p>
      <text:p text:style-name="P5">"""</text:p>
      <text:p text:style-name="P5"/>
      <text:p text:style-name="P5"># coding: utf-8</text:p>
      <text:p text:style-name="P5"/>
      <text:p text:style-name="P5"># # Find-S Algorithm:</text:p>
      <text:p text:style-name="P5"># ## Algorithm:</text:p>
      <text:p text:style-name="P5"># 1. Initialize h to the most specific hypothesis in H</text:p>
      <text:p text:style-name="P5"># 2. For each positive training instance x</text:p>
      <text:p text:style-name="P5"># <text:s text:c="8"/>i. For each attribute constraint a i in h :</text:p>
      <text:p text:style-name="P5"># <text:s text:c="12"/>a. If the constraint a i in h is satisfied by x Then do nothing</text:p>
      <text:p text:style-name="P5"># <text:s text:c="12"/>b. Else replace a i in h by the next more general constraint that is satisfied by x</text:p>
      <text:p text:style-name="P5"># 3. Output hypothesis h</text:p>
      <text:p text:style-name="P5"># </text:p>
      <text:p text:style-name="P5"/>
      <text:p text:style-name="P5"># In[1]:</text:p>
      <text:p text:style-name="P5"/>
      <text:p text:style-name="P5">import csv</text:p>
      <text:p text:style-name="P5"/>
      <text:p text:style-name="P5"/>
      <text:p text:style-name="P5"># ### Read File:</text:p>
      <text:p text:style-name="P5"># Load the csv file and asign each row to a data frame</text:p>
      <text:p text:style-name="P5"># Also print the row to see the dataset (optional)</text:p>
      <text:p text:style-name="P5"/>
      <text:p text:style-name="P5"># In[ ]:</text:p>
      <text:p text:style-name="P5"/>
      <text:p text:style-name="P5"/>
      <text:p text:style-name="P5">a=[]</text:p>
      <text:p text:style-name="P5">with open('/home/cs2016a114/Documents/findsdataset1.csv') as csfile:</text:p>
      <text:p text:style-name="P5"><text:s text:c="4"/>reader = csv.reader(csfile)</text:p>
      <text:p text:style-name="P5"><text:s text:c="4"/>for row in reader:</text:p>
      <text:p text:style-name="P5"><text:s text:c="8"/>a.append(row)</text:p>
      <text:p text:style-name="P5"><text:s text:c="8"/>print(row)</text:p>
      <text:p text:style-name="P5">num_attributes=len(a[0])-1</text:p>
      <text:p text:style-name="P5"/>
      <text:p text:style-name="P5"/>
      <text:p text:style-name="P5"># 1. The most general hypothesis is represented by:</text:p>
      <text:p text:style-name="P5"># <text:s text:c="4"/>```['?', '?', '?', '?', '?', '?']```</text:p>
      <text:p text:style-name="P5"># 2. The most specific hypothesis is represented by:</text:p>
      <text:p text:style-name="P5"># <text:s text:c="4"/>```['0', '0', '0', '0', '0', '0']```</text:p>
      <text:p text:style-name="P5"/>
      <text:p text:style-name="P5"># In[ ]:</text:p>
      <text:p text:style-name="P5"/>
      <text:p text:style-name="P5"/>
      <text:p text:style-name="P5">print("The most general hypothesis:",["?"]*num_attributes)</text:p>
      <text:p text:style-name="P5">print("The most specific hypothesis:",["0"]*num_attributes)</text:p>
      <text:p text:style-name="P5"><text:soft-page-break/># ### Algorithm Implementation:</text:p>
      <text:p text:style-name="P5"># Implementation of the above algorithm by updaing the hypothesis at each iteration and output the final hypothesis.</text:p>
      <text:p text:style-name="P5"/>
      <text:p text:style-name="P5"># In[ ]:</text:p>
      <text:p text:style-name="P5"/>
      <text:p text:style-name="P5"/>
      <text:p text:style-name="P5">hypothesis=a[0][:-1]</text:p>
      <text:p text:style-name="P5">print("\n Find S: Finding a maximally specific hypothesis")</text:p>
      <text:p text:style-name="P5">for i in range (len(a)):</text:p>
      <text:p text:style-name="P5"><text:s text:c="4"/>if a[i][num_attributes] == "1":</text:p>
      <text:p text:style-name="P5"><text:s text:c="8"/>for j in range(num_attributes):</text:p>
      <text:p text:style-name="P5"><text:s text:c="12"/>if a[i][j]!=hypothesis[j]:</text:p>
      <text:p text:style-name="P5"><text:s text:c="16"/>hypothesis[j]='?'</text:p>
      <text:p text:style-name="P5"><text:s text:c="4"/>print("The taining example no:",i+1," the hyposthesis is:",hypothesis)</text:p>
      <text:p text:style-name="P5">print("\n The maximally specific hypohthesis for training set is")</text:p>
      <text:p text:style-name="P5">print(hypothesis)</text:p>
      <text:p text:style-name="P5"/>
      <text:p text:style-name="P6">OUTPUT:</text:p>
      <text:p text:style-name="P1">['sunny', 'warm', 'normal', 'strong', 'warm', 'same', '1']</text:p>
      <text:p text:style-name="P2">['sunny', 'warm', 'high', 'strong', 'warm', 'same', '1']</text:p>
      <text:p text:style-name="P2">['rainy', 'cold', 'high', 'strong', 'warm', 'change', '0']</text:p>
      <text:p text:style-name="P2">['sunny', 'warm', 'high', 'strong', 'cool', 'change', '1']</text:p>
      <text:p text:style-name="P2">The most general hypothesis: ['?', '?', '?', '?', '?', '?']</text:p>
      <text:p text:style-name="P2">The most specific hypothesis: ['0', '0', '0', '0', '0', '0']</text:p>
      <text:p text:style-name="P4"/>
      <text:p text:style-name="P3"><text:s/><text:span text:style-name="T1">Find S: Finding a maximally specific hypothesis</text:span></text:p>
      <text:p text:style-name="P2">The taining example no: 1 <text:s/>the hyposthesis is: ['sunny', 'warm', 'normal', 'strong', 'warm', 'same']</text:p>
      <text:p text:style-name="P2">The taining example no: 2 <text:s/>the hyposthesis is: ['sunny', 'warm', '?', 'strong', 'warm', 'same']</text:p>
      <text:p text:style-name="P2">The taining example no: 3 <text:s/>the hyposthesis is: ['sunny', 'warm', '?', 'strong', 'warm', 'same']</text:p>
      <text:p text:style-name="P2">The taining example no: 4 <text:s/>the hyposthesis is: ['sunny', 'warm', '?', 'strong', '?', '?']</text:p>
      <text:p text:style-name="P4"/>
      <text:p text:style-name="P3"><text:s/><text:span text:style-name="T1">The maximally specific hypohthesis for training set is</text:span></text:p>
      <text:p text:style-name="P2">['sunny', 'warm', '?', 'strong', '?', '?']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11:23:59.128665997</meta:creation-date>
    <dc:date>2019-09-06T11:26:08.234568039</dc:date>
    <meta:editing-duration>PT2M9S</meta:editing-duration>
    <meta:editing-cycles>1</meta:editing-cycles>
    <meta:document-statistic meta:table-count="0" meta:image-count="0" meta:object-count="0" meta:page-count="2" meta:paragraph-count="64" meta:word-count="386" meta:character-count="2599" meta:non-whitespace-character-count="2162"/>
    <meta:generator>LibreOffice/6.2.6.2$Linux_X86_64 LibreOffice_project/20$Build-2</meta:generator>
  </office:meta>
</office:document-meta>
</file>